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3319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cc28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1" draw:layer="" svg:width="99.99997600000pt" svg:height="49.99999680000pt" svg:x="49.99999120000pt" svg:y="0.00000000000pt"/>
          <draw:rect draw:style-name="gr3" draw:id="shape3" draw:name="rect552" draw:layer="" svg:width="99.99997600000pt" svg:height="49.99999680000pt" svg:x="49.99999120000pt" svg:y="50.00000000000pt"/>
          <draw:rect draw:style-name="gr4" draw:id="shape4" draw:name="rect553" draw:layer="" svg:width="49.99999120000pt" svg:height="99.999984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18</dc:date>
    <meta:creation-date>2011-05-22T06:10:57</meta:creation-date>
    <dc:creator>Yue Liu</dc:creator>
  </office:meta>
</office:document-meta>
</file>